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5.084cm" fo:min-width="11.692cm"/>
    </style:style>
    <style:style style:name="gr2" style:family="graphic" style:parent-style-name="standard">
      <style:graphic-properties draw:textarea-horizontal-align="justify" draw:textarea-vertical-align="middle" draw:auto-grow-height="false" fo:min-height="0.751cm" fo:min-width="1.46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052cm" fo:min-width="5.8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192cm" svg:height="5.334cm" svg:x="4.175cm" svg:y="4.175cm">
          <text:p text:style-name="P1">Web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1.143cm" svg:x="8.112cm" svg:y="9.5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6.35cm" svg:height="3.302cm" svg:x="6.842cm" svg:y="10.525cm">
          <text:p text:style-name="P1">CDNcach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9T15:04:52.739744425</meta:creation-date>
    <dc:date>2017-09-29T15:19:50.187581352</dc:date>
    <meta:editing-duration>PT4M25S</meta:editing-duration>
    <meta:editing-cycles>1</meta:editing-cycles>
    <meta:document-statistic meta:object-count="3"/>
    <meta:generator>LibreOffice/5.3.4.2$Linux_X86_64 LibreOffice_project/f82d347ccc0be322489bf7da61d7e4ad13fe2ff3</meta:generator>
  </office:meta>
</office:document-meta>
</file>